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9.10166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  <style:map style:condition="of:cell-content()=&quot;No&quot;" style:apply-style-name="cf1"/>
      <style:map style:condition="of:cell-content()=&quot;Yes&quot;" style:apply-style-name="cf2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  <style:map style:condition="of:cell-content()=&quot;No&quot;" style:apply-style-name="cf1"/>
      <style:map style:condition="of:cell-content()=&quot;Yes&quot;" style:apply-style-name="cf2"/>
    </style:style>
    <style:style style:name="ce9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  <style:map style:condition="of:cell-content()=&quot;No&quot;" style:apply-style-name="cf1"/>
      <style:map style:condition="of:cell-content()=&quot;Yes&quot;" style:apply-style-name="cf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B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Action name</text:p>
          </table:table-cell>
          <table:table-cell office:value-type="string" table:style-name="ce2">
            <text:p>Guest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Authoriz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nding-page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my-setting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 - DO</text:p>
          </table:table-cell>
          <table:table-cell office:value-type="string" table:style-name="ce9">
            <text:p>No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hoto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manage-friends</text:p>
          </table:table-cell>
          <table:table-cell office:value-type="string" table:style-name="ce9">
            <text:p>No - RO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 - OF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dd-friend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xablau</text:p>
          </table:table-cell>
          <table:table-cell office:value-type="string" table:style-name="ce9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bla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ideo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inancial-setting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Yes - FA</text:p>
          </table:table-cell>
          <table:table-cell office:value-type="string" table:style-name="ce9">
            <text:p>Yes</text:p>
          </table:table-cell>
          <table:table-cell table:number-columns-repeated="16380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C6EFCE"/>
      <style:text-properties fo:color="#006100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runo Leal Delfino</dc:creator>
    <meta:creation-date>2017-07-30T13:42:33Z</meta:creation-date>
    <dc:date>2017-07-31T12:41:44Z</dc:date>
    <meta:editing-cycles>6</meta:editing-cycles>
    <meta:editing-duration>PT1958S</meta:editing-duration>
  </office:meta>
</office:document-meta>
</file>